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D20] - [.D19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I19]+[.H20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J20]-[.J19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D21] - [.D20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F21]-[.F20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I20]+[.H21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J21]-[.J20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7" calcext:value-type="date">
            <text:p>17/06/2018</text:p>
          </table:table-cell>
          <table:table-cell/>
          <table:table-cell table:formula="of:=[.D22] - [.D21]" office:value-type="float" office:value="-5206" calcext:value-type="float">
            <text:p>-5206</text:p>
          </table:table-cell>
          <table:table-cell/>
          <table:table-cell table:formula="of:=[.F22]-[.F21]" office:value-type="float" office:value="-2613" calcext:value-type="float">
            <text:p>-2613</text:p>
          </table:table-cell>
          <table:table-cell/>
          <table:table-cell table:formula="of:=[.I21]+[.H22]" office:value-type="float" office:value="3980" calcext:value-type="float">
            <text:p>3980</text:p>
          </table:table-cell>
          <table:table-cell/>
          <table:table-cell table:formula="of:=[.J22]-[.J21]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0" calcext:value-type="float">
            <text:p>0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3980" calcext:value-type="float">
            <text:p>3980</text:p>
          </table:table-cell>
          <table:table-cell/>
          <table:table-cell table:formula="of:=[.J23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3980" calcext:value-type="float">
            <text:p>3980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3980" calcext:value-type="float">
            <text:p>3980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3980" calcext:value-type="float">
            <text:p>3980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3980" calcext:value-type="float">
            <text:p>3980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3980" calcext:value-type="float">
            <text:p>3980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3980" calcext:value-type="float">
            <text:p>3980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3980" calcext:value-type="float">
            <text:p>3980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3980" calcext:value-type="float">
            <text:p>3980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3980" calcext:value-type="float">
            <text:p>3980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3980" calcext:value-type="float">
            <text:p>3980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3980" calcext:value-type="float">
            <text:p>3980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3980" calcext:value-type="float">
            <text:p>3980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3980" calcext:value-type="float">
            <text:p>3980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3980" calcext:value-type="float">
            <text:p>3980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3980" calcext:value-type="float">
            <text:p>3980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3980" calcext:value-type="float">
            <text:p>3980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3980" calcext:value-type="float">
            <text:p>3980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3980" calcext:value-type="float">
            <text:p>3980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3980" calcext:value-type="float">
            <text:p>3980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3980" calcext:value-type="float">
            <text:p>3980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3980" calcext:value-type="float">
            <text:p>3980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3980" calcext:value-type="float">
            <text:p>3980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3980" calcext:value-type="float">
            <text:p>3980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3980" calcext:value-type="float">
            <text:p>3980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3980" calcext:value-type="float">
            <text:p>3980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3980" calcext:value-type="float">
            <text:p>3980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3980" calcext:value-type="float">
            <text:p>3980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3980" calcext:value-type="float">
            <text:p>3980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3980" calcext:value-type="float">
            <text:p>3980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3980" calcext:value-type="float">
            <text:p>3980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3980" calcext:value-type="float">
            <text:p>3980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3980" calcext:value-type="float">
            <text:p>3980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3980" calcext:value-type="float">
            <text:p>3980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3980" calcext:value-type="float">
            <text:p>3980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3980" calcext:value-type="float">
            <text:p>3980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3980" calcext:value-type="float">
            <text:p>3980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3980" calcext:value-type="float">
            <text:p>3980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3980" calcext:value-type="float">
            <text:p>3980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3980" calcext:value-type="float">
            <text:p>3980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3980" calcext:value-type="float">
            <text:p>3980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3980" calcext:value-type="float">
            <text:p>3980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3980" calcext:value-type="float">
            <text:p>3980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3980" calcext:value-type="float">
            <text:p>3980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3980" calcext:value-type="float">
            <text:p>3980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3980" calcext:value-type="float">
            <text:p>3980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3980" calcext:value-type="float">
            <text:p>3980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3980" calcext:value-type="float">
            <text:p>3980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3980" calcext:value-type="float">
            <text:p>3980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3980" calcext:value-type="float">
            <text:p>3980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3980" calcext:value-type="float">
            <text:p>3980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3980" calcext:value-type="float">
            <text:p>3980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3980" calcext:value-type="float">
            <text:p>3980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3980" calcext:value-type="float">
            <text:p>3980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3980" calcext:value-type="float">
            <text:p>3980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3980" calcext:value-type="float">
            <text:p>3980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3980" calcext:value-type="float">
            <text:p>3980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3980" calcext:value-type="float">
            <text:p>3980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3980" calcext:value-type="float">
            <text:p>3980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3980" calcext:value-type="float">
            <text:p>3980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3980" calcext:value-type="float">
            <text:p>3980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3980" calcext:value-type="float">
            <text:p>3980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3980" calcext:value-type="float">
            <text:p>3980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3980" calcext:value-type="float">
            <text:p>3980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3980" calcext:value-type="float">
            <text:p>3980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3980" calcext:value-type="float">
            <text:p>3980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3980" calcext:value-type="float">
            <text:p>3980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3980" calcext:value-type="float">
            <text:p>3980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3980" calcext:value-type="float">
            <text:p>3980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3980" calcext:value-type="float">
            <text:p>3980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3980" calcext:value-type="float">
            <text:p>3980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3980" calcext:value-type="float">
            <text:p>3980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3980" calcext:value-type="float">
            <text:p>3980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3980" calcext:value-type="float">
            <text:p>3980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3980" calcext:value-type="float">
            <text:p>3980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3980" calcext:value-type="float">
            <text:p>3980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3980" calcext:value-type="float">
            <text:p>3980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3980" calcext:value-type="float">
            <text:p>3980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3980" calcext:value-type="float">
            <text:p>3980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3980" calcext:value-type="float">
            <text:p>3980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3980" calcext:value-type="float">
            <text:p>3980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3980" calcext:value-type="float">
            <text:p>3980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3980" calcext:value-type="float">
            <text:p>3980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3980" calcext:value-type="float">
            <text:p>3980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3980" calcext:value-type="float">
            <text:p>3980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3980" calcext:value-type="float">
            <text:p>3980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3980" calcext:value-type="float">
            <text:p>3980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3980" calcext:value-type="float">
            <text:p>3980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3980" calcext:value-type="float">
            <text:p>3980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3980" calcext:value-type="float">
            <text:p>3980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3980" calcext:value-type="float">
            <text:p>3980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3980" calcext:value-type="float">
            <text:p>3980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3980" calcext:value-type="float">
            <text:p>3980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3980" calcext:value-type="float">
            <text:p>3980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3980" calcext:value-type="float">
            <text:p>3980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3980" calcext:value-type="float">
            <text:p>3980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3:29:09.67327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7T13:37:49.008618095</dc:date>
    <meta:editing-cycles>18</meta:editing-cycles>
    <meta:editing-duration>PT12H53M15S</meta:editing-duration>
    <meta:generator>LibreOffice/6.0.3.2$Linux_X86_64 LibreOffice_project/00m0$Build-2</meta:generator>
    <meta:document-statistic meta:table-count="1" meta:cell-count="6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